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1.4937in"/>
    </style:style>
    <style:style style:name="co10" style:family="table-column">
      <style:table-column-properties fo:break-before="auto" style:column-width="1.622in"/>
    </style:style>
    <style:style style:name="co11" style:family="table-column">
      <style:table-column-properties fo:break-before="auto" style:column-width="1.7075in"/>
    </style:style>
    <style:style style:name="co12" style:family="table-column">
      <style:table-column-properties fo:break-before="auto" style:column-width="1.8366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96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ext-properties fo:color="#0000ff"/>
    </style:style>
    <style:style style:name="ce2" style:family="table-cell" style:parent-style-name="Default" style:data-style-name="N1">
      <style:text-properties fo:color="#ff0000"/>
    </style:style>
    <style:style style:name="ce3" style:family="table-cell" style:parent-style-name="Default" style:data-style-name="N1">
      <style:text-properties fo:color="#b3b300"/>
    </style:style>
    <style:style style:name="ce4" style:family="table-cell" style:parent-style-name="Default" style:data-style-name="N1">
      <style:text-properties fo:color="#00ff00"/>
    </style:style>
    <style:style style:name="ce5" style:family="table-cell" style:parent-style-name="Default" style:data-style-name="N1"/>
    <style:style style:name="ce6" style:family="table-cell" style:parent-style-name="Default">
      <style:text-properties fo:color="#ff0000"/>
    </style:style>
    <style:style style:name="ce7" style:family="table-cell" style:parent-style-name="Default">
      <style:text-properties fo:color="#00ff00"/>
    </style:style>
    <style:style style:name="ce8" style:family="table-cell" style:parent-style-name="Default" style:data-style-name="N100">
      <style:text-properties fo:color="#ff0000"/>
    </style:style>
    <style:style style:name="ce9" style:family="table-cell" style:parent-style-name="Default" style:data-style-name="N100">
      <style:text-properties fo:color="#00ff00"/>
    </style:style>
    <style:style style:name="ce10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Tabel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dag</text:p>
          </table:table-cell>
          <table:table-cell office:value-type="string">
            <text:p>Performance Time</text:p>
          </table:table-cell>
          <table:table-cell office:value-type="string">
            <text:p>Optimal Time</text:p>
          </table:table-cell>
          <table:table-cell office:value-type="string">
            <text:p>OnDemand Time</text:p>
          </table:table-cell>
          <table:table-cell office:value-type="string">
            <text:p>HEFT Time</text:p>
          </table:table-cell>
          <table:table-cell table:number-columns-repeated="11"/>
        </table:table-row>
        <table:table-row table:style-name="ro2">
          <table:table-cell office:value-type="string">
            <text:p>CyberShake_30</text:p>
          </table:table-cell>
          <table:table-cell table:style-name="ce1" office:value-type="float" office:value="265">
            <text:p>265</text:p>
          </table:table-cell>
          <table:table-cell table:style-name="ce2" office:value-type="float" office:value="272">
            <text:p>272</text:p>
          </table:table-cell>
          <table:table-cell table:style-name="ce3" office:value-type="float" office:value="265">
            <text:p>265</text:p>
          </table:table-cell>
          <table:table-cell table:style-name="ce4" office:value-type="float" office:value="538">
            <text:p>538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CyberShake_50</text:p>
          </table:table-cell>
          <table:table-cell table:style-name="ce1" office:value-type="float" office:value="271">
            <text:p>271</text:p>
          </table:table-cell>
          <table:table-cell table:style-name="ce2"/>
          <table:table-cell table:style-name="ce3" office:value-type="float" office:value="271">
            <text:p>271</text:p>
          </table:table-cell>
          <table:table-cell table:style-name="ce4" office:value-type="float" office:value="583">
            <text:p>583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CyberShake_100</text:p>
          </table:table-cell>
          <table:table-cell table:style-name="ce1" office:value-type="float" office:value="271">
            <text:p>271</text:p>
          </table:table-cell>
          <table:table-cell table:style-name="ce2"/>
          <table:table-cell table:style-name="ce3" office:value-type="float" office:value="271">
            <text:p>271</text:p>
          </table:table-cell>
          <table:table-cell table:style-name="ce4" office:value-type="float" office:value="762">
            <text:p>762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CyberShake_1000</text:p>
          </table:table-cell>
          <table:table-cell table:style-name="ce1" office:value-type="float" office:value="263">
            <text:p>263</text:p>
          </table:table-cell>
          <table:table-cell table:style-name="ce2"/>
          <table:table-cell table:style-name="ce3" office:value-type="float" office:value="263">
            <text:p>263</text:p>
          </table:table-cell>
          <table:table-cell table:style-name="ce4" office:value-type="float" office:value="4323">
            <text:p>4323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Epigenomics_24</text:p>
          </table:table-cell>
          <table:table-cell table:style-name="ce1" office:value-type="float" office:value="2981">
            <text:p>2981</text:p>
          </table:table-cell>
          <table:table-cell table:style-name="ce2" office:value-type="float" office:value="4798">
            <text:p>4798</text:p>
          </table:table-cell>
          <table:table-cell table:style-name="ce3" office:value-type="float" office:value="2981">
            <text:p>2981</text:p>
          </table:table-cell>
          <table:table-cell table:style-name="ce4" office:value-type="float" office:value="7416">
            <text:p>7416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Epigenomics_46</text:p>
          </table:table-cell>
          <table:table-cell table:style-name="ce1" office:value-type="float" office:value="4084">
            <text:p>4084</text:p>
          </table:table-cell>
          <table:table-cell table:style-name="ce2" office:value-type="float" office:value="6089">
            <text:p>6089</text:p>
          </table:table-cell>
          <table:table-cell table:style-name="ce3" office:value-type="float" office:value="4084">
            <text:p>4084</text:p>
          </table:table-cell>
          <table:table-cell table:style-name="ce4" office:value-type="float" office:value="15268">
            <text:p>15268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Epigenomics_100</text:p>
          </table:table-cell>
          <table:table-cell table:style-name="ce1" office:value-type="float" office:value="15098">
            <text:p>15098</text:p>
          </table:table-cell>
          <table:table-cell table:style-name="ce2" office:value-type="float" office:value="28234">
            <text:p>28234</text:p>
          </table:table-cell>
          <table:table-cell table:style-name="ce3" office:value-type="float" office:value="15098">
            <text:p>15098</text:p>
          </table:table-cell>
          <table:table-cell table:style-name="ce4" office:value-type="float" office:value="80401">
            <text:p>80401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3">
          <table:table-cell office:value-type="string">
            <text:p>HEFT_paper</text:p>
          </table:table-cell>
          <table:table-cell table:style-name="ce1" office:value-type="float" office:value="169">
            <text:p>169</text:p>
          </table:table-cell>
          <table:table-cell table:style-name="ce2" office:value-type="float" office:value="170">
            <text:p>170</text:p>
          </table:table-cell>
          <table:table-cell table:style-name="ce3" office:value-type="float" office:value="169">
            <text:p>169</text:p>
          </table:table-cell>
          <table:table-cell table:style-name="ce4" office:value-type="float" office:value="174">
            <text:p>174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Inspiral_30</text:p>
          </table:table-cell>
          <table:table-cell table:style-name="ce1" office:value-type="float" office:value="806">
            <text:p>806</text:p>
          </table:table-cell>
          <table:table-cell table:style-name="ce2" office:value-type="float" office:value="846">
            <text:p>846</text:p>
          </table:table-cell>
          <table:table-cell table:style-name="ce3" office:value-type="float" office:value="806">
            <text:p>806</text:p>
          </table:table-cell>
          <table:table-cell table:style-name="ce4" office:value-type="float" office:value="1408">
            <text:p>1408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Inspiral_50</text:p>
          </table:table-cell>
          <table:table-cell table:style-name="ce1" office:value-type="float" office:value="846">
            <text:p>846</text:p>
          </table:table-cell>
          <table:table-cell table:style-name="ce2" office:value-type="float" office:value="916">
            <text:p>916</text:p>
          </table:table-cell>
          <table:table-cell table:style-name="ce3" office:value-type="float" office:value="846">
            <text:p>846</text:p>
          </table:table-cell>
          <table:table-cell table:style-name="ce4" office:value-type="float" office:value="1511">
            <text:p>1511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Inspiral_100</text:p>
          </table:table-cell>
          <table:table-cell table:style-name="ce1" office:value-type="float" office:value="791">
            <text:p>791</text:p>
          </table:table-cell>
          <table:table-cell table:style-name="ce2" office:value-type="float" office:value="832">
            <text:p>832</text:p>
          </table:table-cell>
          <table:table-cell table:style-name="ce3" office:value-type="float" office:value="791">
            <text:p>791</text:p>
          </table:table-cell>
          <table:table-cell table:style-name="ce4" office:value-type="float" office:value="3700">
            <text:p>3700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Inspiral_1000</text:p>
          </table:table-cell>
          <table:table-cell table:style-name="ce1" office:value-type="float" office:value="855">
            <text:p>855</text:p>
          </table:table-cell>
          <table:table-cell table:style-name="ce2" office:value-type="float" office:value="1343">
            <text:p>1343</text:p>
          </table:table-cell>
          <table:table-cell table:style-name="ce3" office:value-type="float" office:value="855">
            <text:p>855</text:p>
          </table:table-cell>
          <table:table-cell table:style-name="ce4" office:value-type="float" office:value="16642">
            <text:p>16642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3">
          <table:table-cell office:value-type="string">
            <text:p>Montage_25</text:p>
          </table:table-cell>
          <table:table-cell table:style-name="ce1" office:value-type="float" office:value="205">
            <text:p>205</text:p>
          </table:table-cell>
          <table:table-cell table:style-name="ce2"/>
          <table:table-cell table:style-name="ce3" office:value-type="float" office:value="205">
            <text:p>205</text:p>
          </table:table-cell>
          <table:table-cell table:style-name="ce4" office:value-type="float" office:value="197">
            <text:p>197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3">
          <table:table-cell office:value-type="string">
            <text:p>Montage_50</text:p>
          </table:table-cell>
          <table:table-cell table:style-name="ce1" office:value-type="float" office:value="231">
            <text:p>231</text:p>
          </table:table-cell>
          <table:table-cell table:style-name="ce2"/>
          <table:table-cell table:style-name="ce3" office:value-type="float" office:value="231">
            <text:p>231</text:p>
          </table:table-cell>
          <table:table-cell table:style-name="ce4" office:value-type="float" office:value="222">
            <text:p>222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3">
          <table:table-cell office:value-type="string">
            <text:p>Montage_100</text:p>
          </table:table-cell>
          <table:table-cell table:style-name="ce1" office:value-type="float" office:value="236">
            <text:p>236</text:p>
          </table:table-cell>
          <table:table-cell table:style-name="ce2"/>
          <table:table-cell table:style-name="ce3" office:value-type="float" office:value="236">
            <text:p>236</text:p>
          </table:table-cell>
          <table:table-cell table:style-name="ce4" office:value-type="float" office:value="216">
            <text:p>216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3">
          <table:table-cell office:value-type="string">
            <text:p>Montage_1000</text:p>
          </table:table-cell>
          <table:table-cell table:style-name="ce1" office:value-type="float" office:value="555">
            <text:p>555</text:p>
          </table:table-cell>
          <table:table-cell table:style-name="ce2" office:value-type="float" office:value="557">
            <text:p>557</text:p>
          </table:table-cell>
          <table:table-cell table:style-name="ce3" office:value-type="float" office:value="555">
            <text:p>555</text:p>
          </table:table-cell>
          <table:table-cell table:style-name="ce4" office:value-type="float" office:value="362">
            <text:p>362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Sipht_30</text:p>
          </table:table-cell>
          <table:table-cell table:style-name="ce1" office:value-type="float" office:value="2349">
            <text:p>2349</text:p>
          </table:table-cell>
          <table:table-cell table:style-name="ce2" office:value-type="float" office:value="2349">
            <text:p>2349</text:p>
          </table:table-cell>
          <table:table-cell table:style-name="ce3" office:value-type="float" office:value="2349">
            <text:p>2349</text:p>
          </table:table-cell>
          <table:table-cell table:style-name="ce4" office:value-type="float" office:value="2340">
            <text:p>2340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Sipht_60</text:p>
          </table:table-cell>
          <table:table-cell table:style-name="ce1" office:value-type="float" office:value="1975">
            <text:p>1975</text:p>
          </table:table-cell>
          <table:table-cell table:style-name="ce2" office:value-type="float" office:value="2249">
            <text:p>2249</text:p>
          </table:table-cell>
          <table:table-cell table:style-name="ce3" office:value-type="float" office:value="1975">
            <text:p>1975</text:p>
          </table:table-cell>
          <table:table-cell table:style-name="ce4" office:value-type="float" office:value="3142">
            <text:p>3142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Sipht_100</text:p>
          </table:table-cell>
          <table:table-cell table:style-name="ce1" office:value-type="float" office:value="1957">
            <text:p>1957</text:p>
          </table:table-cell>
          <table:table-cell table:style-name="ce2" office:value-type="float" office:value="2176">
            <text:p>2176</text:p>
          </table:table-cell>
          <table:table-cell table:style-name="ce3" office:value-type="float" office:value="1957">
            <text:p>1957</text:p>
          </table:table-cell>
          <table:table-cell table:style-name="ce4" office:value-type="float" office:value="3451">
            <text:p>3451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Sipht_1000</text:p>
          </table:table-cell>
          <table:table-cell table:style-name="ce1" office:value-type="float" office:value="1881">
            <text:p>1881</text:p>
          </table:table-cell>
          <table:table-cell table:style-name="ce2" office:value-type="float" office:value="3596">
            <text:p>3596</text:p>
          </table:table-cell>
          <table:table-cell table:style-name="ce3" office:value-type="float" office:value="1881">
            <text:p>1881</text:p>
          </table:table-cell>
          <table:table-cell table:style-name="ce4" office:value-type="float" office:value="5348">
            <text:p>5348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3" table:number-rows-repeated="2">
          <table:table-cell table:number-columns-repeated="16"/>
        </table:table-row>
        <table:table-row table:style-name="ro2">
          <table:table-cell office:value-type="string">
            <text:p>dag</text:p>
          </table:table-cell>
          <table:table-cell office:value-type="string">
            <text:p>Performance Energy</text:p>
          </table:table-cell>
          <table:table-cell office:value-type="string">
            <text:p>Optimal Energy</text:p>
          </table:table-cell>
          <table:table-cell office:value-type="string">
            <text:p>OnDemand Energy</text:p>
          </table:table-cell>
          <table:table-cell office:value-type="string">
            <text:p>HEFT Energy</text:p>
          </table:table-cell>
          <table:table-cell table:number-columns-repeated="11"/>
        </table:table-row>
        <table:table-row table:style-name="ro2">
          <table:table-cell office:value-type="string">
            <text:p>CyberShake_30</text:p>
          </table:table-cell>
          <table:table-cell table:style-name="ce1" office:value-type="float" office:value="380.10817291997">
            <text:p>380</text:p>
          </table:table-cell>
          <table:table-cell table:style-name="ce2" office:value-type="float" office:value="352.37324850386">
            <text:p>352</text:p>
          </table:table-cell>
          <table:table-cell table:style-name="ce3" office:value-type="float" office:value="323.393131670819">
            <text:p>323</text:p>
          </table:table-cell>
          <table:table-cell table:style-name="ce4" office:value-type="float" office:value="707.973228209426">
            <text:p>708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CyberShake_50</text:p>
          </table:table-cell>
          <table:table-cell table:style-name="ce1" office:value-type="float" office:value="651.193648619629">
            <text:p>651</text:p>
          </table:table-cell>
          <table:table-cell table:style-name="ce2"/>
          <table:table-cell table:style-name="ce3" office:value-type="float" office:value="555.38630112182">
            <text:p>555</text:p>
          </table:table-cell>
          <table:table-cell table:style-name="ce4" office:value-type="float" office:value="1239.19431968442">
            <text:p>1239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CyberShake_100</text:p>
          </table:table-cell>
          <table:table-cell table:style-name="ce1" office:value-type="float" office:value="1304.75705974343">
            <text:p>1305</text:p>
          </table:table-cell>
          <table:table-cell table:style-name="ce2"/>
          <table:table-cell table:style-name="ce3" office:value-type="float" office:value="1113.75173224889">
            <text:p>1114</text:p>
          </table:table-cell>
          <table:table-cell table:style-name="ce4" office:value-type="float" office:value="3204.92841246578">
            <text:p>3205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CyberShake_1000</text:p>
          </table:table-cell>
          <table:table-cell table:style-name="ce1" office:value-type="float" office:value="12539.6796178567">
            <text:p>12540</text:p>
          </table:table-cell>
          <table:table-cell table:style-name="ce2"/>
          <table:table-cell table:style-name="ce3" office:value-type="float" office:value="10654.4543767342">
            <text:p>10654</text:p>
          </table:table-cell>
          <table:table-cell table:style-name="ce4" office:value-type="float" office:value="174462.811337066">
            <text:p>174463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Epigenomics_24</text:p>
          </table:table-cell>
          <table:table-cell table:style-name="ce1" office:value-type="float" office:value="3577.49645667327">
            <text:p>3577</text:p>
          </table:table-cell>
          <table:table-cell table:style-name="ce2" office:value-type="float" office:value="5310.04171461226">
            <text:p>5310</text:p>
          </table:table-cell>
          <table:table-cell table:style-name="ce3" office:value-type="float" office:value="3107.42640267497">
            <text:p>3107</text:p>
          </table:table-cell>
          <table:table-cell table:style-name="ce4" office:value-type="float" office:value="7722.40853818458">
            <text:p>7722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Epigenomics_46</text:p>
          </table:table-cell>
          <table:table-cell table:style-name="ce1" office:value-type="float" office:value="9508.41247153195">
            <text:p>9508</text:p>
          </table:table-cell>
          <table:table-cell table:style-name="ce2" office:value-type="float" office:value="12856.9942140909">
            <text:p>12857</text:p>
          </table:table-cell>
          <table:table-cell table:style-name="ce3" office:value-type="float" office:value="8224.15739278302">
            <text:p>8224</text:p>
          </table:table-cell>
          <table:table-cell table:style-name="ce4" office:value-type="float" office:value="29581.9332588176">
            <text:p>29582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Epigenomics_100</text:p>
          </table:table-cell>
          <table:table-cell table:style-name="ce1" office:value-type="float" office:value="75921.7085281899">
            <text:p>75922</text:p>
          </table:table-cell>
          <table:table-cell table:style-name="ce2" office:value-type="float" office:value="126240.891023843">
            <text:p>126241</text:p>
          </table:table-cell>
          <table:table-cell table:style-name="ce3" office:value-type="float" office:value="66111.1764354388">
            <text:p>66111</text:p>
          </table:table-cell>
          <table:table-cell table:style-name="ce4" office:value-type="float" office:value="327968.67081773">
            <text:p>327969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3">
          <table:table-cell office:value-type="string">
            <text:p>HEFT_paper</text:p>
          </table:table-cell>
          <table:table-cell table:style-name="ce1" office:value-type="float" office:value="80.249232639932">
            <text:p>80</text:p>
          </table:table-cell>
          <table:table-cell table:style-name="ce2" office:value-type="float" office:value="77.3335304478762">
            <text:p>77</text:p>
          </table:table-cell>
          <table:table-cell table:style-name="ce3" office:value-type="float" office:value="68.0504638902002">
            <text:p>68</text:p>
          </table:table-cell>
          <table:table-cell table:style-name="ce4" office:value-type="float" office:value="76.5926989133948">
            <text:p>77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Inspiral_30</text:p>
          </table:table-cell>
          <table:table-cell table:style-name="ce1" office:value-type="float" office:value="1218.4025141691">
            <text:p>1218</text:p>
          </table:table-cell>
          <table:table-cell table:style-name="ce2" office:value-type="float" office:value="1185.82672146621">
            <text:p>1186</text:p>
          </table:table-cell>
          <table:table-cell table:style-name="ce3" office:value-type="float" office:value="1061.92316066973">
            <text:p>1062</text:p>
          </table:table-cell>
          <table:table-cell table:style-name="ce4" office:value-type="float" office:value="1870.40660030401">
            <text:p>1870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Inspiral_50</text:p>
          </table:table-cell>
          <table:table-cell table:style-name="ce1" office:value-type="float" office:value="2134.18731334098">
            <text:p>2134</text:p>
          </table:table-cell>
          <table:table-cell table:style-name="ce2" office:value-type="float" office:value="2116.03390251215">
            <text:p>2116</text:p>
          </table:table-cell>
          <table:table-cell table:style-name="ce3" office:value-type="float" office:value="1861.14976534295">
            <text:p>1861</text:p>
          </table:table-cell>
          <table:table-cell table:style-name="ce4" office:value-type="float" office:value="3303.94363418689">
            <text:p>3304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Inspiral_100</text:p>
          </table:table-cell>
          <table:table-cell table:style-name="ce1" office:value-type="float" office:value="3976.733444466">
            <text:p>3977</text:p>
          </table:table-cell>
          <table:table-cell table:style-name="ce2" office:value-type="float" office:value="3810.49164806464">
            <text:p>3810</text:p>
          </table:table-cell>
          <table:table-cell table:style-name="ce3" office:value-type="float" office:value="3462.52204447154">
            <text:p>3463</text:p>
          </table:table-cell>
          <table:table-cell table:style-name="ce4" office:value-type="float" office:value="15191.3557409985">
            <text:p>15191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Inspiral_1000</text:p>
          </table:table-cell>
          <table:table-cell table:style-name="ce1" office:value-type="float" office:value="42990.8250145908">
            <text:p>42991</text:p>
          </table:table-cell>
          <table:table-cell table:style-name="ce2" office:value-type="float" office:value="60969.9663743039">
            <text:p>60970</text:p>
          </table:table-cell>
          <table:table-cell table:style-name="ce3" office:value-type="float" office:value="37434.1800183428">
            <text:p>37434</text:p>
          </table:table-cell>
          <table:table-cell table:style-name="ce4" office:value-type="float" office:value="680344.813856971">
            <text:p>680345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3">
          <table:table-cell office:value-type="string">
            <text:p>Montage_25</text:p>
          </table:table-cell>
          <table:table-cell table:style-name="ce1" office:value-type="float" office:value="241.213821801905">
            <text:p>241</text:p>
          </table:table-cell>
          <table:table-cell table:style-name="ce2"/>
          <table:table-cell table:style-name="ce3" office:value-type="float" office:value="203.668804550966">
            <text:p>204</text:p>
          </table:table-cell>
          <table:table-cell table:style-name="ce4" office:value-type="float" office:value="217.163221229392">
            <text:p>217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3">
          <table:table-cell office:value-type="string">
            <text:p>Montage_50</text:p>
          </table:table-cell>
          <table:table-cell table:style-name="ce1" office:value-type="float" office:value="543.549501258519">
            <text:p>544</text:p>
          </table:table-cell>
          <table:table-cell table:style-name="ce2"/>
          <table:table-cell table:style-name="ce3" office:value-type="float" office:value="458.919373010709">
            <text:p>459</text:p>
          </table:table-cell>
          <table:table-cell table:style-name="ce4" office:value-type="float" office:value="470.527196806191">
            <text:p>471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3">
          <table:table-cell office:value-type="string">
            <text:p>Montage_100</text:p>
          </table:table-cell>
          <table:table-cell table:style-name="ce1" office:value-type="float" office:value="1111.09791319688">
            <text:p>1111</text:p>
          </table:table-cell>
          <table:table-cell table:style-name="ce2"/>
          <table:table-cell table:style-name="ce3" office:value-type="float" office:value="938.294519447505">
            <text:p>938</text:p>
          </table:table-cell>
          <table:table-cell table:style-name="ce4" office:value-type="float" office:value="890.248041605052">
            <text:p>890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3">
          <table:table-cell office:value-type="string">
            <text:p>Montage_1000</text:p>
          </table:table-cell>
          <table:table-cell table:style-name="ce1" office:value-type="float" office:value="25917.7055438914">
            <text:p>25918</text:p>
          </table:table-cell>
          <table:table-cell table:style-name="ce2" office:value-type="float" office:value="24870.9987180169">
            <text:p>24871</text:p>
          </table:table-cell>
          <table:table-cell table:style-name="ce3" office:value-type="float" office:value="21799.4012551776">
            <text:p>21799</text:p>
          </table:table-cell>
          <table:table-cell table:style-name="ce4" office:value-type="float" office:value="14411.617291937">
            <text:p>14412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Sipht_30</text:p>
          </table:table-cell>
          <table:table-cell table:style-name="ce1" office:value-type="float" office:value="3241.16991250209">
            <text:p>3241</text:p>
          </table:table-cell>
          <table:table-cell table:style-name="ce2" office:value-type="float" office:value="2817.61291998178">
            <text:p>2818</text:p>
          </table:table-cell>
          <table:table-cell table:style-name="ce3" office:value-type="float" office:value="2751.11989000262">
            <text:p>2751</text:p>
          </table:table-cell>
          <table:table-cell table:style-name="ce4" office:value-type="float" office:value="2803.40876144327">
            <text:p>2803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Sipht_60</text:p>
          </table:table-cell>
          <table:table-cell table:style-name="ce1" office:value-type="float" office:value="5484.48662764376">
            <text:p>5484</text:p>
          </table:table-cell>
          <table:table-cell table:style-name="ce2" office:value-type="float" office:value="5373.14462393024">
            <text:p>5373</text:p>
          </table:table-cell>
          <table:table-cell table:style-name="ce3" office:value-type="float" office:value="4669.24033189501">
            <text:p>4669</text:p>
          </table:table-cell>
          <table:table-cell table:style-name="ce4" office:value-type="float" office:value="7569.61265861133">
            <text:p>7570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Sipht_100</text:p>
          </table:table-cell>
          <table:table-cell table:style-name="ce1" office:value-type="float" office:value="9060.11436056459">
            <text:p>9060</text:p>
          </table:table-cell>
          <table:table-cell table:style-name="ce2" office:value-type="float" office:value="8648.3589488667">
            <text:p>8648</text:p>
          </table:table-cell>
          <table:table-cell table:style-name="ce3" office:value-type="float" office:value="7701.75176756691">
            <text:p>7702</text:p>
          </table:table-cell>
          <table:table-cell table:style-name="ce4" office:value-type="float" office:value="13815.9163376435">
            <text:p>13816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Sipht_1000</text:p>
          </table:table-cell>
          <table:table-cell table:style-name="ce1" office:value-type="float" office:value="87005.5117437813">
            <text:p>87006</text:p>
          </table:table-cell>
          <table:table-cell table:style-name="ce2" office:value-type="float" office:value="141194.032091531">
            <text:p>141194</text:p>
          </table:table-cell>
          <table:table-cell table:style-name="ce3" office:value-type="float" office:value="74002.6593350393">
            <text:p>74003</text:p>
          </table:table-cell>
          <table:table-cell table:style-name="ce4" office:value-type="float" office:value="206008.394631804">
            <text:p>206008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3" table:number-rows-repeated="1048531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Tempo" table:style-name="ta1">
        <table:shapes>
          <draw:frame draw:z-index="0" draw:style-name="gr1" svg:width="6.2961in" svg:height="3.5366in" svg:x="0in" svg:y="0.0004in">
            <draw:object draw:notify-on-update-of-ranges="Tabelas.A2:Tabelas.A5 Tabelas.B1:Tabelas.B1 Tabelas.B2:Tabelas.B5 Tabelas.C1:Tabelas.C1 Tabelas.C2:Tabelas.C5 Tabelas.D1:Tabelas.D1 Tabelas.D2:Tabelas.D5 Tabelas.E1:Tabelas.E1 Tabelas.E2:Tabelas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7.2492in" svg:y="0in">
            <draw:object draw:notify-on-update-of-ranges="Tabelas.A10:Tabelas.A13 Tabelas.B1:Tabelas.B1 Tabelas.B10:Tabelas.B13 Tabelas.C1:Tabelas.C1 Tabelas.C10:Tabelas.C13 Tabelas.D1:Tabelas.D1 Tabelas.D10:Tabelas.D13 Tabelas.E1:Tabelas.E1 Tabelas.E10:Tabelas.E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2988in" svg:height="3.5429in" svg:x="0in" svg:y="3.9362in">
            <draw:object draw:notify-on-update-of-ranges="Tabelas.A18:Tabelas.A21 Tabelas.B1:Tabelas.B1 Tabelas.B18:Tabelas.B21 Tabelas.C1:Tabelas.C1 Tabelas.C18:Tabelas.C21 Tabelas.D1:Tabelas.D1 Tabelas.D18:Tabelas.D21 Tabelas.E1:Tabelas.E1 Tabelas.E18:Tabelas.E2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6.2988in" svg:height="3.5429in" svg:x="7.1815in" svg:y="3.8937in">
            <draw:object draw:notify-on-update-of-ranges="Tabelas.A14:Tabelas.A17 Tabelas.B1:Tabelas.B1 Tabelas.B14:Tabelas.B17 Tabelas.C1:Tabelas.C1 Tabelas.C14:Tabelas.C17 Tabelas.D1:Tabelas.D1 Tabelas.D14:Tabelas.D17 Tabelas.E1:Tabelas.E1 Tabelas.E14:Tabelas.E1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29in" svg:x="0in" svg:y="8.1232in">
            <draw:object draw:notify-on-update-of-ranges="Tabelas.A6:Tabelas.A8 Tabelas.B1:Tabelas.B1 Tabelas.B6:Tabelas.B8 Tabelas.C1:Tabelas.C1 Tabelas.C6:Tabelas.C8 Tabelas.D1:Tabelas.D1 Tabelas.D6:Tabelas.D8 Tabelas.E1:Tabelas.E1 Tabelas.E6:Tabelas.E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Default"/>
        <table:table-column table:style-name="co1" table:default-cell-style-name="Default"/>
        <table:table-column table:style-name="co13" table:default-cell-style-name="ce10"/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number-columns-repeated="1017" table:default-cell-style-name="Default"/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4"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17"/>
        </table:table-row>
        <table:table-row table:style-name="ro3" table:number-rows-repeated="3">
          <table:table-cell table:style-name="ce6" table:number-columns-repeated="2"/>
          <table:table-cell table:style-name="ce8"/>
          <table:table-cell table:style-name="ce6" table:number-columns-repeated="4"/>
          <table:table-cell table:style-name="ce7" table:number-columns-repeated="1017"/>
        </table:table-row>
        <table:table-row table:style-name="ro3" table:number-rows-repeated="4">
          <table:table-cell table:style-name="ce6" table:number-columns-repeated="2"/>
          <table:table-cell table:style-name="ce8"/>
          <table:table-cell table:style-name="ce6" table:number-columns-repeated="1021"/>
        </table:table-row>
        <table:table-row table:style-name="ro3" table:number-rows-repeated="4"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17"/>
        </table:table-row>
        <table:table-row table:style-name="ro3" table:number-rows-repeated="4">
          <table:table-cell table:style-name="ce6" table:number-columns-repeated="2"/>
          <table:table-cell table:style-name="ce8"/>
          <table:table-cell table:style-name="ce6" table:number-columns-repeated="4"/>
          <table:table-cell table:style-name="ce7" table:number-columns-repeated="1017"/>
        </table:table-row>
        <table:table-row table:style-name="ro3">
          <table:table-cell table:style-name="ce6" table:number-columns-repeated="2"/>
          <table:table-cell table:style-name="ce8"/>
          <table:table-cell table:style-name="ce6" table:number-columns-repeated="1021"/>
        </table:table-row>
        <table:table-row table:style-name="ro3" table:number-rows-repeated="3">
          <table:table-cell table:style-name="ce7" table:number-columns-repeated="2"/>
          <table:table-cell table:style-name="ce9"/>
          <table:table-cell table:style-name="ce7" table:number-columns-repeated="4"/>
          <table:table-cell table:style-name="ce6" table:number-columns-repeated="1017"/>
        </table:table-row>
        <table:table-row table:style-name="ro3">
          <table:table-cell table:style-name="ce7" table:number-columns-repeated="2"/>
          <table:table-cell table:style-name="ce9"/>
          <table:table-cell table:style-name="ce7" table:number-columns-repeated="4"/>
          <table:table-cell table:number-columns-repeated="1017"/>
        </table:table-row>
        <table:table-row table:style-name="ro3">
          <table:table-cell table:style-name="ce7" table:number-columns-repeated="2"/>
          <table:table-cell table:style-name="ce9"/>
          <table:table-cell table:style-name="ce7" table:number-columns-repeated="1021"/>
        </table:table-row>
        <table:table-row table:style-name="ro3">
          <table:table-cell table:style-name="ce7" table:number-columns-repeated="2"/>
          <table:table-cell table:style-name="ce9"/>
          <table:table-cell table:style-name="ce7" table:number-columns-repeated="4"/>
          <table:table-cell table:style-name="ce6" table:number-columns-repeated="1017"/>
        </table:table-row>
        <table:table-row table:style-name="ro3" table:number-rows-repeated="3">
          <table:table-cell table:style-name="ce7" table:number-columns-repeated="2"/>
          <table:table-cell table:style-name="ce9"/>
          <table:table-cell table:style-name="ce7" table:number-columns-repeated="4"/>
          <table:table-cell table:number-columns-repeated="1017"/>
        </table:table-row>
        <table:table-row table:style-name="ro3" table:number-rows-repeated="4">
          <table:table-cell table:style-name="ce7" table:number-columns-repeated="2"/>
          <table:table-cell table:style-name="ce9"/>
          <table:table-cell table:style-name="ce7" table:number-columns-repeated="1021"/>
        </table:table-row>
        <table:table-row table:style-name="ro3" table:number-rows-repeated="4">
          <table:table-cell table:style-name="ce7" table:number-columns-repeated="2"/>
          <table:table-cell table:style-name="ce9"/>
          <table:table-cell table:style-name="ce7" table:number-columns-repeated="4"/>
          <table:table-cell table:style-name="ce6" table:number-columns-repeated="1017"/>
        </table:table-row>
        <table:table-row table:style-name="ro3" table:number-rows-repeated="3">
          <table:table-cell table:style-name="ce7" table:number-columns-repeated="2"/>
          <table:table-cell table:style-name="ce9"/>
          <table:table-cell table:style-name="ce7" table:number-columns-repeated="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7"/>
          <table:table-cell table:style-name="ce7" table:number-columns-repeated="1017"/>
        </table:table-row>
        <table:table-row table:style-name="ro3" table:number-rows-repeated="3">
          <table:table-cell table:number-columns-repeated="7"/>
          <table:table-cell table:style-name="ce6"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4">
          <table:table-cell table:number-columns-repeated="7"/>
          <table:table-cell table:style-name="ce7" table:number-columns-repeated="1017"/>
        </table:table-row>
        <table:table-row table:style-name="ro3" table:number-rows-repeated="4">
          <table:table-cell table:number-columns-repeated="7"/>
          <table:table-cell table:style-name="ce6" table:number-columns-repeated="1017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rgia" table:style-name="ta1">
        <table:shapes>
          <draw:frame draw:z-index="0" draw:style-name="gr1" svg:width="6.2988in" svg:height="3.5429in" svg:x="0in" svg:y="3.7748in">
            <draw:object draw:notify-on-update-of-ranges="Tabelas.A41:Tabelas.A44 Tabelas.B24:Tabelas.B24 Tabelas.B41:Tabelas.B44 Tabelas.C24:Tabelas.C24 Tabelas.C41:Tabelas.C44 Tabelas.D24:Tabelas.D24 Tabelas.D41:Tabelas.D44 Tabelas.E24:Tabelas.E24 Tabelas.E41:Tabelas.E4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6.2988in" svg:height="3.5429in" svg:x="7.1118in" svg:y="3.8016in">
            <draw:object draw:notify-on-update-of-ranges="Tabelas.A37:Tabelas.A40 Tabelas.B24:Tabelas.B24 Tabelas.B37:Tabelas.B40 Tabelas.C24:Tabelas.C24 Tabelas.C37:Tabelas.C40 Tabelas.D24:Tabelas.D24 Tabelas.D37:Tabelas.D40 Tabelas.E24:Tabelas.E24 Tabelas.E37:Tabelas.E4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svg:width="6.2988in" svg:height="3.5429in" svg:x="7.0437in" svg:y="0in">
            <draw:object draw:notify-on-update-of-ranges="Tabelas.A33:Tabelas.A36 Tabelas.B24:Tabelas.B24 Tabelas.B33:Tabelas.B36 Tabelas.C24:Tabelas.C24 Tabelas.C33:Tabelas.C36 Tabelas.D24:Tabelas.D24 Tabelas.D33:Tabelas.D36 Tabelas.E24:Tabelas.E24 Tabelas.E33:Tabelas.E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svg:width="6.2988in" svg:height="3.5429in" svg:x="0in" svg:y="7.6717in">
            <draw:object draw:notify-on-update-of-ranges="Tabelas.A29:Tabelas.A31 Tabelas.B24:Tabelas.B24 Tabelas.B29:Tabelas.B31 Tabelas.C24:Tabelas.C24 Tabelas.C29:Tabelas.C31 Tabelas.D24:Tabelas.D24 Tabelas.D29:Tabelas.D31 Tabelas.E24:Tabelas.E24 Tabelas.E29:Tabelas.E3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svg:width="6.2988in" svg:height="3.5429in" svg:x="0in" svg:y="0in">
            <draw:object draw:notify-on-update-of-ranges="Tabelas.A25:Tabelas.A28 Tabelas.B24:Tabelas.B24 Tabelas.B25:Tabelas.B28 Tabelas.C24:Tabelas.C24 Tabelas.C25:Tabelas.C28 Tabelas.D24:Tabelas.D24 Tabelas.D25:Tabelas.D28 Tabelas.E24:Tabelas.E24 Tabelas.E25:Tabelas.E2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3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1" table:target-range-address="Tempo.A1:Tempo.G81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Paulo</meta:initial-creator>
    <meta:creation-date>2013-11-03T19:43:16</meta:creation-date>
    <dc:date>2013-11-03T20:34:55</dc:date>
    <dc:creator>Pedro Paulo</dc:creator>
    <meta:editing-duration>PT36M27S</meta:editing-duration>
    <meta:editing-cycles>8</meta:editing-cycles>
    <meta:generator>LibreOffice/3.5$Linux_x86 LibreOffice_project/350m1$Build-2</meta:generator>
    <meta:document-statistic meta:table-count="3" meta:cell-count="19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8.984cm" xlink:href=".." xlink:type="simple" chart:class="chart:line" chart:style-name="ch1">
        <chart:legend chart:legend-position="end" svg:x="11.818cm" svg:y="3.446cm" style:legend-expansion="high" chart:style-name="ch2"/>
        <chart:plot-area chart:style-name="ch3" table:cell-range-address="Tabelas.A1:Tabelas.E5" chart:data-source-has-labels="both" svg:x="0.769cm" svg:y="0.851cm" svg:width="10.411cm" svg:height="7.534cm">
          <chartooo:coordinate-region svg:x="1.986cm" svg:y="1.051cm" svg:width="7.79cm" svg:height="6.289cm"/>
          <chart:axis chart:dimension="x" chart:name="primary-x" chart:style-name="ch4" chartooo:axis-type="auto">
            <chartooo:date-scale/>
            <chart:categories table:cell-range-address="Tabelas.A2:Tabelas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2:Tabelas.B5" chart:label-cell-address="Tabelas.B1:Tabelas.B1" chart:class="chart:line">
            <chart:data-point chart:repeated="4"/>
          </chart:series>
          <chart:series chart:style-name="ch8" chart:values-cell-range-address="Tabelas.C2:Tabelas.C5" chart:label-cell-address="Tabelas.C1:Tabelas.C1" chart:class="chart:line">
            <chart:data-point chart:repeated="4"/>
          </chart:series>
          <chart:series chart:style-name="ch9" chart:values-cell-range-address="Tabelas.D2:Tabelas.D5" chart:label-cell-address="Tabelas.D1:Tabelas.D1" chart:class="chart:line">
            <chart:data-point chart:repeated="4"/>
          </chart:series>
          <chart:series chart:style-name="ch10" chart:values-cell-range-address="Tabelas.E2:Tabelas.E5" chart:label-cell-address="Tabelas.E1:Tabelas.E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Time</text:p>
                <draw:g>
                  <svg:desc>Tabelas.B1:Tabelas.B1</svg:desc>
                </draw:g>
              </table:table-cell>
              <table:table-cell office:value-type="string">
                <text:p>Optimal Time</text:p>
                <draw:g>
                  <svg:desc>Tabelas.C1:Tabelas.C1</svg:desc>
                </draw:g>
              </table:table-cell>
              <table:table-cell office:value-type="string">
                <text:p>OnDemand Time</text:p>
                <draw:g>
                  <svg:desc>Tabelas.D1:Tabelas.D1</svg:desc>
                </draw:g>
              </table:table-cell>
              <table:table-cell office:value-type="string">
                <text:p>HEFT Time</text:p>
                <draw:g>
                  <svg:desc>Tabelas.E1:Tabela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berShake_30</text:p>
                <draw:g>
                  <svg:desc>Tabelas.A2:Tabelas.A5</svg:desc>
                </draw:g>
              </table:table-cell>
              <table:table-cell office:value-type="float" office:value="265">
                <text:p>265</text:p>
                <draw:g>
                  <svg:desc>Tabelas.B2:Tabelas.B5</svg:desc>
                </draw:g>
              </table:table-cell>
              <table:table-cell office:value-type="float" office:value="272">
                <text:p>272</text:p>
                <draw:g>
                  <svg:desc>Tabelas.C2:Tabelas.C5</svg:desc>
                </draw:g>
              </table:table-cell>
              <table:table-cell office:value-type="float" office:value="265">
                <text:p>265</text:p>
                <draw:g>
                  <svg:desc>Tabelas.D2:Tabelas.D5</svg:desc>
                </draw:g>
              </table:table-cell>
              <table:table-cell office:value-type="float" office:value="538">
                <text:p>538</text:p>
                <draw:g>
                  <svg:desc>Tabelas.E2:Tabelas.E5</svg:desc>
                </draw:g>
              </table:table-cell>
            </table:table-row>
            <table:table-row>
              <table:table-cell office:value-type="string">
                <text:p>CyberShake_50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CyberShake_100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CyberShake_1000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4323">
                <text:p>43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06cm" svg:y="3.454cm" style:legend-expansion="high" chart:style-name="ch2"/>
        <chart:plot-area chart:style-name="ch3" table:cell-range-address="Tabelas.A41:Tabelas.E44 Tabelas.B24:Tabelas.E24" chart:data-source-has-labels="both" svg:x="0.77cm" svg:y="0.855cm" svg:width="10.097cm" svg:height="7.545cm">
          <chartooo:coordinate-region svg:x="2.132cm" svg:y="1.054cm" svg:width="7.873cm" svg:height="6.699cm"/>
          <chart:axis chart:dimension="x" chart:name="primary-x" chart:style-name="ch4" chartooo:axis-type="auto">
            <chartooo:date-scale/>
            <chart:categories table:cell-range-address="Tabelas.A41:Tabelas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41:Tabelas.B44" chart:label-cell-address="Tabelas.B24:Tabelas.B24" chart:class="chart:line">
            <chart:data-point chart:repeated="4"/>
          </chart:series>
          <chart:series chart:style-name="ch8" chart:values-cell-range-address="Tabelas.C41:Tabelas.C44" chart:label-cell-address="Tabelas.C24:Tabelas.C24" chart:class="chart:line">
            <chart:data-point chart:repeated="4"/>
          </chart:series>
          <chart:series chart:style-name="ch9" chart:values-cell-range-address="Tabelas.D41:Tabelas.D44" chart:label-cell-address="Tabelas.D24:Tabelas.D24" chart:class="chart:line">
            <chart:data-point chart:repeated="4"/>
          </chart:series>
          <chart:series chart:style-name="ch10" chart:values-cell-range-address="Tabelas.E41:Tabelas.E44" chart:label-cell-address="Tabelas.E24:Tabelas.E2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Energy</text:p>
                <draw:g>
                  <svg:desc>Tabelas.B24:Tabelas.B24</svg:desc>
                </draw:g>
              </table:table-cell>
              <table:table-cell office:value-type="string">
                <text:p>Optimal Energy</text:p>
                <draw:g>
                  <svg:desc>Tabelas.C24:Tabelas.C24</svg:desc>
                </draw:g>
              </table:table-cell>
              <table:table-cell office:value-type="string">
                <text:p>OnDemand Energy</text:p>
                <draw:g>
                  <svg:desc>Tabelas.D24:Tabelas.D24</svg:desc>
                </draw:g>
              </table:table-cell>
              <table:table-cell office:value-type="string">
                <text:p>HEFT Energy</text:p>
                <draw:g>
                  <svg:desc>Tabelas.E24:Tabelas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pht_30</text:p>
                <draw:g>
                  <svg:desc>Tabelas.A41:Tabelas.A44</svg:desc>
                </draw:g>
              </table:table-cell>
              <table:table-cell office:value-type="float" office:value="3241.16991250209">
                <text:p>3241.16991250209</text:p>
                <draw:g>
                  <svg:desc>Tabelas.B41:Tabelas.B44</svg:desc>
                </draw:g>
              </table:table-cell>
              <table:table-cell office:value-type="float" office:value="2817.61291998178">
                <text:p>2817.61291998178</text:p>
                <draw:g>
                  <svg:desc>Tabelas.C41:Tabelas.C44</svg:desc>
                </draw:g>
              </table:table-cell>
              <table:table-cell office:value-type="float" office:value="2751.11989000262">
                <text:p>2751.11989000262</text:p>
                <draw:g>
                  <svg:desc>Tabelas.D41:Tabelas.D44</svg:desc>
                </draw:g>
              </table:table-cell>
              <table:table-cell office:value-type="float" office:value="2803.40876144327">
                <text:p>2803.40876144327</text:p>
                <draw:g>
                  <svg:desc>Tabelas.E41:Tabelas.E44</svg:desc>
                </draw:g>
              </table:table-cell>
            </table:table-row>
            <table:table-row>
              <table:table-cell office:value-type="string">
                <text:p>Sipht_60</text:p>
              </table:table-cell>
              <table:table-cell office:value-type="float" office:value="5484.48662764376">
                <text:p>5484.48662764376</text:p>
              </table:table-cell>
              <table:table-cell office:value-type="float" office:value="5373.14462393024">
                <text:p>5373.14462393024</text:p>
              </table:table-cell>
              <table:table-cell office:value-type="float" office:value="4669.24033189501">
                <text:p>4669.24033189501</text:p>
              </table:table-cell>
              <table:table-cell office:value-type="float" office:value="7569.61265861133">
                <text:p>7569.61265861133</text:p>
              </table:table-cell>
            </table:table-row>
            <table:table-row>
              <table:table-cell office:value-type="string">
                <text:p>Sipht_100</text:p>
              </table:table-cell>
              <table:table-cell office:value-type="float" office:value="9060.11436056459">
                <text:p>9060.11436056459</text:p>
              </table:table-cell>
              <table:table-cell office:value-type="float" office:value="8648.3589488667">
                <text:p>8648.3589488667</text:p>
              </table:table-cell>
              <table:table-cell office:value-type="float" office:value="7701.75176756691">
                <text:p>7701.75176756691</text:p>
              </table:table-cell>
              <table:table-cell office:value-type="float" office:value="13815.9163376435">
                <text:p>13815.9163376435</text:p>
              </table:table-cell>
            </table:table-row>
            <table:table-row>
              <table:table-cell office:value-type="string">
                <text:p>Sipht_1000</text:p>
              </table:table-cell>
              <table:table-cell office:value-type="float" office:value="87005.5117437813">
                <text:p>87005.5117437813</text:p>
              </table:table-cell>
              <table:table-cell office:value-type="float" office:value="141194.032091531">
                <text:p>141194.032091531</text:p>
              </table:table-cell>
              <table:table-cell office:value-type="float" office:value="74002.6593350393">
                <text:p>74002.6593350393</text:p>
              </table:table-cell>
              <table:table-cell office:value-type="float" office:value="206008.394631804">
                <text:p>206008.3946318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24cm" svg:y="3.454cm" style:legend-expansion="high" chart:style-name="ch2"/>
        <chart:plot-area chart:style-name="ch3" table:cell-range-address="Tabelas.A6:Tabelas.E8 Tabelas.B1:Tabelas.E1" chart:data-source-has-labels="both" svg:x="0.77cm" svg:y="0.855cm" svg:width="10.415cm" svg:height="7.545cm">
          <chartooo:coordinate-region svg:x="2.04cm" svg:y="1.054cm" svg:width="7.781cm" svg:height="6.699cm"/>
          <chart:axis chart:dimension="x" chart:name="primary-x" chart:style-name="ch4" chartooo:axis-type="auto">
            <chartooo:date-scale/>
            <chart:categories table:cell-range-address="Tabelas.A6:Tabela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6:Tabelas.B8" chart:label-cell-address="Tabelas.B1:Tabelas.B1" chart:class="chart:line">
            <chart:data-point chart:repeated="3"/>
          </chart:series>
          <chart:series chart:style-name="ch8" chart:values-cell-range-address="Tabelas.C6:Tabelas.C8" chart:label-cell-address="Tabelas.C1:Tabelas.C1" chart:class="chart:line">
            <chart:data-point chart:repeated="3"/>
          </chart:series>
          <chart:series chart:style-name="ch9" chart:values-cell-range-address="Tabelas.D6:Tabelas.D8" chart:label-cell-address="Tabelas.D1:Tabelas.D1" chart:class="chart:line">
            <chart:data-point chart:repeated="3"/>
          </chart:series>
          <chart:series chart:style-name="ch10" chart:values-cell-range-address="Tabelas.E6:Tabelas.E8" chart:label-cell-address="Tabelas.E1:Tabelas.E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Time</text:p>
                <draw:g>
                  <svg:desc>Tabelas.B1:Tabelas.B1</svg:desc>
                </draw:g>
              </table:table-cell>
              <table:table-cell office:value-type="string">
                <text:p>Optimal Time</text:p>
                <draw:g>
                  <svg:desc>Tabelas.C1:Tabelas.C1</svg:desc>
                </draw:g>
              </table:table-cell>
              <table:table-cell office:value-type="string">
                <text:p>OnDemand Time</text:p>
                <draw:g>
                  <svg:desc>Tabelas.D1:Tabelas.D1</svg:desc>
                </draw:g>
              </table:table-cell>
              <table:table-cell office:value-type="string">
                <text:p>HEFT Time</text:p>
                <draw:g>
                  <svg:desc>Tabelas.E1:Tabela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pigenomics_24</text:p>
                <draw:g>
                  <svg:desc>Tabelas.A6:Tabelas.A8</svg:desc>
                </draw:g>
              </table:table-cell>
              <table:table-cell office:value-type="float" office:value="2981">
                <text:p>2981</text:p>
                <draw:g>
                  <svg:desc>Tabelas.B6:Tabelas.B8</svg:desc>
                </draw:g>
              </table:table-cell>
              <table:table-cell office:value-type="float" office:value="4798">
                <text:p>4798</text:p>
                <draw:g>
                  <svg:desc>Tabelas.C6:Tabelas.C8</svg:desc>
                </draw:g>
              </table:table-cell>
              <table:table-cell office:value-type="float" office:value="2981">
                <text:p>2981</text:p>
                <draw:g>
                  <svg:desc>Tabelas.D6:Tabelas.D8</svg:desc>
                </draw:g>
              </table:table-cell>
              <table:table-cell office:value-type="float" office:value="7416">
                <text:p>7416</text:p>
                <draw:g>
                  <svg:desc>Tabelas.E6:Tabelas.E8</svg:desc>
                </draw:g>
              </table:table-cell>
            </table:table-row>
            <table:table-row>
              <table:table-cell office:value-type="string">
                <text:p>Epigenomics_46</text:p>
              </table:table-cell>
              <table:table-cell office:value-type="float" office:value="4084">
                <text:p>4084</text:p>
              </table:table-cell>
              <table:table-cell office:value-type="float" office:value="6089">
                <text:p>6089</text:p>
              </table:table-cell>
              <table:table-cell office:value-type="float" office:value="4084">
                <text:p>4084</text:p>
              </table:table-cell>
              <table:table-cell office:value-type="float" office:value="15268">
                <text:p>15268</text:p>
              </table:table-cell>
            </table:table-row>
            <table:table-row>
              <table:table-cell office:value-type="string">
                <text:p>Epigenomics_100</text:p>
              </table:table-cell>
              <table:table-cell office:value-type="float" office:value="15098">
                <text:p>15098</text:p>
              </table:table-cell>
              <table:table-cell office:value-type="float" office:value="28234">
                <text:p>28234</text:p>
              </table:table-cell>
              <table:table-cell office:value-type="float" office:value="15098">
                <text:p>15098</text:p>
              </table:table-cell>
              <table:table-cell office:value-type="float" office:value="80401">
                <text:p>804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24cm" svg:y="3.454cm" style:legend-expansion="high" chart:style-name="ch2"/>
        <chart:plot-area chart:style-name="ch3" table:cell-range-address="Tabelas.A10:Tabelas.E13 Tabelas.B1:Tabelas.E1" chart:data-source-has-labels="both" svg:x="0.77cm" svg:y="0.855cm" svg:width="10.415cm" svg:height="7.545cm">
          <chartooo:coordinate-region svg:x="1.947cm" svg:y="1.055cm" svg:width="8.218cm" svg:height="6.698cm"/>
          <chart:axis chart:dimension="x" chart:name="primary-x" chart:style-name="ch4" chartooo:axis-type="auto">
            <chartooo:date-scale/>
            <chart:categories table:cell-range-address="Tabelas.A10:Tabela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10:Tabelas.B13" chart:label-cell-address="Tabelas.B1:Tabelas.B1" chart:class="chart:line">
            <chart:data-point chart:repeated="4"/>
          </chart:series>
          <chart:series chart:style-name="ch8" chart:values-cell-range-address="Tabelas.C10:Tabelas.C13" chart:label-cell-address="Tabelas.C1:Tabelas.C1" chart:class="chart:line">
            <chart:data-point chart:repeated="4"/>
          </chart:series>
          <chart:series chart:style-name="ch9" chart:values-cell-range-address="Tabelas.D10:Tabelas.D13" chart:label-cell-address="Tabelas.D1:Tabelas.D1" chart:class="chart:line">
            <chart:data-point chart:repeated="4"/>
          </chart:series>
          <chart:series chart:style-name="ch10" chart:values-cell-range-address="Tabelas.E10:Tabelas.E13" chart:label-cell-address="Tabelas.E1:Tabelas.E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Time</text:p>
                <draw:g>
                  <svg:desc>Tabelas.B1:Tabelas.B1</svg:desc>
                </draw:g>
              </table:table-cell>
              <table:table-cell office:value-type="string">
                <text:p>Optimal Time</text:p>
                <draw:g>
                  <svg:desc>Tabelas.C1:Tabelas.C1</svg:desc>
                </draw:g>
              </table:table-cell>
              <table:table-cell office:value-type="string">
                <text:p>OnDemand Time</text:p>
                <draw:g>
                  <svg:desc>Tabelas.D1:Tabelas.D1</svg:desc>
                </draw:g>
              </table:table-cell>
              <table:table-cell office:value-type="string">
                <text:p>HEFT Time</text:p>
                <draw:g>
                  <svg:desc>Tabelas.E1:Tabela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piral_30</text:p>
                <draw:g>
                  <svg:desc>Tabelas.A10:Tabelas.A13</svg:desc>
                </draw:g>
              </table:table-cell>
              <table:table-cell office:value-type="float" office:value="806">
                <text:p>806</text:p>
                <draw:g>
                  <svg:desc>Tabelas.B10:Tabelas.B13</svg:desc>
                </draw:g>
              </table:table-cell>
              <table:table-cell office:value-type="float" office:value="846">
                <text:p>846</text:p>
                <draw:g>
                  <svg:desc>Tabelas.C10:Tabelas.C13</svg:desc>
                </draw:g>
              </table:table-cell>
              <table:table-cell office:value-type="float" office:value="806">
                <text:p>806</text:p>
                <draw:g>
                  <svg:desc>Tabelas.D10:Tabelas.D13</svg:desc>
                </draw:g>
              </table:table-cell>
              <table:table-cell office:value-type="float" office:value="1408">
                <text:p>1408</text:p>
                <draw:g>
                  <svg:desc>Tabelas.E10:Tabelas.E13</svg:desc>
                </draw:g>
              </table:table-cell>
            </table:table-row>
            <table:table-row>
              <table:table-cell office:value-type="string">
                <text:p>Inspiral_50</text:p>
              </table:table-cell>
              <table:table-cell office:value-type="float" office:value="846">
                <text:p>846</text:p>
              </table:table-cell>
              <table:table-cell office:value-type="float" office:value="916">
                <text:p>916</text:p>
              </table:table-cell>
              <table:table-cell office:value-type="float" office:value="846">
                <text:p>84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Inspiral_100</text:p>
              </table:table-cell>
              <table:table-cell office:value-type="float" office:value="791">
                <text:p>791</text:p>
              </table:table-cell>
              <table:table-cell office:value-type="float" office:value="832">
                <text:p>832</text:p>
              </table:table-cell>
              <table:table-cell office:value-type="float" office:value="791">
                <text:p>791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Inspiral_1000</text:p>
              </table:table-cell>
              <table:table-cell office:value-type="float" office:value="855">
                <text:p>855</text:p>
              </table:table-cell>
              <table:table-cell office:value-type="float" office:value="1343">
                <text:p>1343</text:p>
              </table:table-cell>
              <table:table-cell office:value-type="float" office:value="855">
                <text:p>855</text:p>
              </table:table-cell>
              <table:table-cell office:value-type="float" office:value="16642">
                <text:p>166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24cm" svg:y="3.454cm" style:legend-expansion="high" chart:style-name="ch2"/>
        <chart:plot-area chart:style-name="ch3" table:cell-range-address="Tabelas.A14:Tabelas.E17 Tabelas.B1:Tabelas.E1" chart:data-source-has-labels="both" svg:x="0.77cm" svg:y="0.855cm" svg:width="10.415cm" svg:height="7.545cm">
          <chartooo:coordinate-region svg:x="1.71cm" svg:y="1.055cm" svg:width="8.349cm" svg:height="6.698cm"/>
          <chart:axis chart:dimension="x" chart:name="primary-x" chart:style-name="ch4" chartooo:axis-type="auto">
            <chartooo:date-scale/>
            <chart:categories table:cell-range-address="Tabelas.A14:Tabela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14:Tabelas.B17" chart:label-cell-address="Tabelas.B1:Tabelas.B1" chart:class="chart:line">
            <chart:data-point chart:repeated="4"/>
          </chart:series>
          <chart:series chart:style-name="ch8" chart:values-cell-range-address="Tabelas.C14:Tabelas.C17" chart:label-cell-address="Tabelas.C1:Tabelas.C1" chart:class="chart:line">
            <chart:data-point chart:repeated="4"/>
          </chart:series>
          <chart:series chart:style-name="ch9" chart:values-cell-range-address="Tabelas.D14:Tabelas.D17" chart:label-cell-address="Tabelas.D1:Tabelas.D1" chart:class="chart:line">
            <chart:data-point chart:repeated="4"/>
          </chart:series>
          <chart:series chart:style-name="ch10" chart:values-cell-range-address="Tabelas.E14:Tabelas.E17" chart:label-cell-address="Tabelas.E1:Tabelas.E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Time</text:p>
                <draw:g>
                  <svg:desc>Tabelas.B1:Tabelas.B1</svg:desc>
                </draw:g>
              </table:table-cell>
              <table:table-cell office:value-type="string">
                <text:p>Optimal Time</text:p>
                <draw:g>
                  <svg:desc>Tabelas.C1:Tabelas.C1</svg:desc>
                </draw:g>
              </table:table-cell>
              <table:table-cell office:value-type="string">
                <text:p>OnDemand Time</text:p>
                <draw:g>
                  <svg:desc>Tabelas.D1:Tabelas.D1</svg:desc>
                </draw:g>
              </table:table-cell>
              <table:table-cell office:value-type="string">
                <text:p>HEFT Time</text:p>
                <draw:g>
                  <svg:desc>Tabelas.E1:Tabela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tage_25</text:p>
                <draw:g>
                  <svg:desc>Tabelas.A14:Tabelas.A17</svg:desc>
                </draw:g>
              </table:table-cell>
              <table:table-cell office:value-type="float" office:value="205">
                <text:p>205</text:p>
                <draw:g>
                  <svg:desc>Tabelas.B14:Tabelas.B17</svg:desc>
                </draw:g>
              </table:table-cell>
              <table:table-cell office:value-type="float" office:value="NaN">
                <text:p>NaN</text:p>
                <draw:g>
                  <svg:desc>Tabelas.C14:Tabelas.C17</svg:desc>
                </draw:g>
              </table:table-cell>
              <table:table-cell office:value-type="float" office:value="205">
                <text:p>205</text:p>
                <draw:g>
                  <svg:desc>Tabelas.D14:Tabelas.D17</svg:desc>
                </draw:g>
              </table:table-cell>
              <table:table-cell office:value-type="float" office:value="197">
                <text:p>197</text:p>
                <draw:g>
                  <svg:desc>Tabelas.E14:Tabelas.E17</svg:desc>
                </draw:g>
              </table:table-cell>
            </table:table-row>
            <table:table-row>
              <table:table-cell office:value-type="string">
                <text:p>Montage_50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Montage_100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Montage_1000</text:p>
              </table:table-cell>
              <table:table-cell office:value-type="float" office:value="555">
                <text:p>555</text:p>
              </table:table-cell>
              <table:table-cell office:value-type="float" office:value="557">
                <text:p>557</text:p>
              </table:table-cell>
              <table:table-cell office:value-type="float" office:value="555">
                <text:p>555</text:p>
              </table:table-cell>
              <table:table-cell office:value-type="float" office:value="362">
                <text:p>3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24cm" svg:y="3.454cm" style:legend-expansion="high" chart:style-name="ch2"/>
        <chart:plot-area chart:style-name="ch3" table:cell-range-address="Tabelas.A18:Tabelas.E21 Tabelas.B1:Tabelas.E1" chart:data-source-has-labels="both" svg:x="0.77cm" svg:y="0.855cm" svg:width="10.415cm" svg:height="7.545cm">
          <chartooo:coordinate-region svg:x="1.762cm" svg:y="1.054cm" svg:width="8.561cm" svg:height="6.699cm"/>
          <chart:axis chart:dimension="x" chart:name="primary-x" chart:style-name="ch4" chartooo:axis-type="auto">
            <chartooo:date-scale/>
            <chart:categories table:cell-range-address="Tabelas.A18:Tabelas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18:Tabelas.B21" chart:label-cell-address="Tabelas.B1:Tabelas.B1" chart:class="chart:line">
            <chart:data-point chart:repeated="4"/>
          </chart:series>
          <chart:series chart:style-name="ch8" chart:values-cell-range-address="Tabelas.C18:Tabelas.C21" chart:label-cell-address="Tabelas.C1:Tabelas.C1" chart:class="chart:line">
            <chart:data-point chart:repeated="4"/>
          </chart:series>
          <chart:series chart:style-name="ch9" chart:values-cell-range-address="Tabelas.D18:Tabelas.D21" chart:label-cell-address="Tabelas.D1:Tabelas.D1" chart:class="chart:line">
            <chart:data-point chart:repeated="4"/>
          </chart:series>
          <chart:series chart:style-name="ch10" chart:values-cell-range-address="Tabelas.E18:Tabelas.E21" chart:label-cell-address="Tabelas.E1:Tabelas.E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Time</text:p>
                <draw:g>
                  <svg:desc>Tabelas.B1:Tabelas.B1</svg:desc>
                </draw:g>
              </table:table-cell>
              <table:table-cell office:value-type="string">
                <text:p>Optimal Time</text:p>
                <draw:g>
                  <svg:desc>Tabelas.C1:Tabelas.C1</svg:desc>
                </draw:g>
              </table:table-cell>
              <table:table-cell office:value-type="string">
                <text:p>OnDemand Time</text:p>
                <draw:g>
                  <svg:desc>Tabelas.D1:Tabelas.D1</svg:desc>
                </draw:g>
              </table:table-cell>
              <table:table-cell office:value-type="string">
                <text:p>HEFT Time</text:p>
                <draw:g>
                  <svg:desc>Tabelas.E1:Tabela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pht_30</text:p>
                <draw:g>
                  <svg:desc>Tabelas.A18:Tabelas.A21</svg:desc>
                </draw:g>
              </table:table-cell>
              <table:table-cell office:value-type="float" office:value="2349">
                <text:p>2349</text:p>
                <draw:g>
                  <svg:desc>Tabelas.B18:Tabelas.B21</svg:desc>
                </draw:g>
              </table:table-cell>
              <table:table-cell office:value-type="float" office:value="2349">
                <text:p>2349</text:p>
                <draw:g>
                  <svg:desc>Tabelas.C18:Tabelas.C21</svg:desc>
                </draw:g>
              </table:table-cell>
              <table:table-cell office:value-type="float" office:value="2349">
                <text:p>2349</text:p>
                <draw:g>
                  <svg:desc>Tabelas.D18:Tabelas.D21</svg:desc>
                </draw:g>
              </table:table-cell>
              <table:table-cell office:value-type="float" office:value="2340">
                <text:p>2340</text:p>
                <draw:g>
                  <svg:desc>Tabelas.E18:Tabelas.E21</svg:desc>
                </draw:g>
              </table:table-cell>
            </table:table-row>
            <table:table-row>
              <table:table-cell office:value-type="string">
                <text:p>Sipht_60</text:p>
              </table:table-cell>
              <table:table-cell office:value-type="float" office:value="1975">
                <text:p>1975</text:p>
              </table:table-cell>
              <table:table-cell office:value-type="float" office:value="2249">
                <text:p>2249</text:p>
              </table:table-cell>
              <table:table-cell office:value-type="float" office:value="1975">
                <text:p>1975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Sipht_100</text:p>
              </table:table-cell>
              <table:table-cell office:value-type="float" office:value="1957">
                <text:p>1957</text:p>
              </table:table-cell>
              <table:table-cell office:value-type="float" office:value="2176">
                <text:p>2176</text:p>
              </table:table-cell>
              <table:table-cell office:value-type="float" office:value="1957">
                <text:p>195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Sipht_1000</text:p>
              </table:table-cell>
              <table:table-cell office:value-type="float" office:value="1881">
                <text:p>1881</text:p>
              </table:table-cell>
              <table:table-cell office:value-type="float" office:value="3596">
                <text:p>3596</text:p>
              </table:table-cell>
              <table:table-cell office:value-type="float" office:value="1881">
                <text:p>1881</text:p>
              </table:table-cell>
              <table:table-cell office:value-type="float" office:value="5348">
                <text:p>53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06cm" svg:y="3.454cm" style:legend-expansion="high" chart:style-name="ch2"/>
        <chart:plot-area chart:style-name="ch3" table:cell-range-address="Tabelas.A24:Tabelas.E28" chart:data-source-has-labels="both" svg:x="0.77cm" svg:y="0.855cm" svg:width="10.097cm" svg:height="7.545cm">
          <chartooo:coordinate-region svg:x="2.132cm" svg:y="1.054cm" svg:width="7.331cm" svg:height="6.301cm"/>
          <chart:axis chart:dimension="x" chart:name="primary-x" chart:style-name="ch4" chartooo:axis-type="auto">
            <chartooo:date-scale/>
            <chart:categories table:cell-range-address="Tabelas.A25:Tabelas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25:Tabelas.B28" chart:label-cell-address="Tabelas.B24:Tabelas.B24" chart:class="chart:line">
            <chart:data-point chart:repeated="4"/>
          </chart:series>
          <chart:series chart:style-name="ch8" chart:values-cell-range-address="Tabelas.C25:Tabelas.C28" chart:label-cell-address="Tabelas.C24:Tabelas.C24" chart:class="chart:line">
            <chart:data-point chart:repeated="4"/>
          </chart:series>
          <chart:series chart:style-name="ch9" chart:values-cell-range-address="Tabelas.D25:Tabelas.D28" chart:label-cell-address="Tabelas.D24:Tabelas.D24" chart:class="chart:line">
            <chart:data-point chart:repeated="4"/>
          </chart:series>
          <chart:series chart:style-name="ch10" chart:values-cell-range-address="Tabelas.E25:Tabelas.E28" chart:label-cell-address="Tabelas.E24:Tabelas.E2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Energy</text:p>
                <draw:g>
                  <svg:desc>Tabelas.B24:Tabelas.B24</svg:desc>
                </draw:g>
              </table:table-cell>
              <table:table-cell office:value-type="string">
                <text:p>Optimal Energy</text:p>
                <draw:g>
                  <svg:desc>Tabelas.C24:Tabelas.C24</svg:desc>
                </draw:g>
              </table:table-cell>
              <table:table-cell office:value-type="string">
                <text:p>OnDemand Energy</text:p>
                <draw:g>
                  <svg:desc>Tabelas.D24:Tabelas.D24</svg:desc>
                </draw:g>
              </table:table-cell>
              <table:table-cell office:value-type="string">
                <text:p>HEFT Energy</text:p>
                <draw:g>
                  <svg:desc>Tabelas.E24:Tabelas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berShake_30</text:p>
                <draw:g>
                  <svg:desc>Tabelas.A25:Tabelas.A28</svg:desc>
                </draw:g>
              </table:table-cell>
              <table:table-cell office:value-type="float" office:value="380.10817291997">
                <text:p>380.10817291997</text:p>
                <draw:g>
                  <svg:desc>Tabelas.B25:Tabelas.B28</svg:desc>
                </draw:g>
              </table:table-cell>
              <table:table-cell office:value-type="float" office:value="352.37324850386">
                <text:p>352.37324850386</text:p>
                <draw:g>
                  <svg:desc>Tabelas.C25:Tabelas.C28</svg:desc>
                </draw:g>
              </table:table-cell>
              <table:table-cell office:value-type="float" office:value="323.393131670819">
                <text:p>323.393131670819</text:p>
                <draw:g>
                  <svg:desc>Tabelas.D25:Tabelas.D28</svg:desc>
                </draw:g>
              </table:table-cell>
              <table:table-cell office:value-type="float" office:value="707.973228209426">
                <text:p>707.973228209426</text:p>
                <draw:g>
                  <svg:desc>Tabelas.E25:Tabelas.E28</svg:desc>
                </draw:g>
              </table:table-cell>
            </table:table-row>
            <table:table-row>
              <table:table-cell office:value-type="string">
                <text:p>CyberShake_50</text:p>
              </table:table-cell>
              <table:table-cell office:value-type="float" office:value="651.193648619629">
                <text:p>651.193648619629</text:p>
              </table:table-cell>
              <table:table-cell office:value-type="float" office:value="NaN">
                <text:p>NaN</text:p>
              </table:table-cell>
              <table:table-cell office:value-type="float" office:value="555.38630112182">
                <text:p>555.38630112182</text:p>
              </table:table-cell>
              <table:table-cell office:value-type="float" office:value="1239.19431968442">
                <text:p>1239.19431968442</text:p>
              </table:table-cell>
            </table:table-row>
            <table:table-row>
              <table:table-cell office:value-type="string">
                <text:p>CyberShake_100</text:p>
              </table:table-cell>
              <table:table-cell office:value-type="float" office:value="1304.75705974343">
                <text:p>1304.75705974343</text:p>
              </table:table-cell>
              <table:table-cell office:value-type="float" office:value="NaN">
                <text:p>NaN</text:p>
              </table:table-cell>
              <table:table-cell office:value-type="float" office:value="1113.75173224889">
                <text:p>1113.75173224889</text:p>
              </table:table-cell>
              <table:table-cell office:value-type="float" office:value="3204.92841246578">
                <text:p>3204.92841246578</text:p>
              </table:table-cell>
            </table:table-row>
            <table:table-row>
              <table:table-cell office:value-type="string">
                <text:p>CyberShake_1000</text:p>
              </table:table-cell>
              <table:table-cell office:value-type="float" office:value="12539.6796178567">
                <text:p>12539.6796178567</text:p>
              </table:table-cell>
              <table:table-cell office:value-type="float" office:value="NaN">
                <text:p>NaN</text:p>
              </table:table-cell>
              <table:table-cell office:value-type="float" office:value="10654.4543767342">
                <text:p>10654.4543767342</text:p>
              </table:table-cell>
              <table:table-cell office:value-type="float" office:value="174462.811337066">
                <text:p>174462.8113370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06cm" svg:y="3.454cm" style:legend-expansion="high" chart:style-name="ch2"/>
        <chart:plot-area chart:style-name="ch3" table:cell-range-address="Tabelas.A29:Tabelas.E31 Tabelas.B24:Tabelas.E24" chart:data-source-has-labels="both" svg:x="0.77cm" svg:y="0.855cm" svg:width="10.097cm" svg:height="7.545cm">
          <chartooo:coordinate-region svg:x="2.132cm" svg:y="1.055cm" svg:width="7.371cm" svg:height="6.698cm"/>
          <chart:axis chart:dimension="x" chart:name="primary-x" chart:style-name="ch4" chartooo:axis-type="auto">
            <chartooo:date-scale/>
            <chart:categories table:cell-range-address="Tabelas.A29:Tabela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29:Tabelas.B31" chart:label-cell-address="Tabelas.B24:Tabelas.B24" chart:class="chart:line">
            <chart:data-point chart:repeated="3"/>
          </chart:series>
          <chart:series chart:style-name="ch8" chart:values-cell-range-address="Tabelas.C29:Tabelas.C31" chart:label-cell-address="Tabelas.C24:Tabelas.C24" chart:class="chart:line">
            <chart:data-point chart:repeated="3"/>
          </chart:series>
          <chart:series chart:style-name="ch9" chart:values-cell-range-address="Tabelas.D29:Tabelas.D31" chart:label-cell-address="Tabelas.D24:Tabelas.D24" chart:class="chart:line">
            <chart:data-point chart:repeated="3"/>
          </chart:series>
          <chart:series chart:style-name="ch10" chart:values-cell-range-address="Tabelas.E29:Tabelas.E31" chart:label-cell-address="Tabelas.E24:Tabelas.E24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Energy</text:p>
                <draw:g>
                  <svg:desc>Tabelas.B24:Tabelas.B24</svg:desc>
                </draw:g>
              </table:table-cell>
              <table:table-cell office:value-type="string">
                <text:p>Optimal Energy</text:p>
                <draw:g>
                  <svg:desc>Tabelas.C24:Tabelas.C24</svg:desc>
                </draw:g>
              </table:table-cell>
              <table:table-cell office:value-type="string">
                <text:p>OnDemand Energy</text:p>
                <draw:g>
                  <svg:desc>Tabelas.D24:Tabelas.D24</svg:desc>
                </draw:g>
              </table:table-cell>
              <table:table-cell office:value-type="string">
                <text:p>HEFT Energy</text:p>
                <draw:g>
                  <svg:desc>Tabelas.E24:Tabelas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pigenomics_24</text:p>
                <draw:g>
                  <svg:desc>Tabelas.A29:Tabelas.A31</svg:desc>
                </draw:g>
              </table:table-cell>
              <table:table-cell office:value-type="float" office:value="3577.49645667327">
                <text:p>3577.49645667327</text:p>
                <draw:g>
                  <svg:desc>Tabelas.B29:Tabelas.B31</svg:desc>
                </draw:g>
              </table:table-cell>
              <table:table-cell office:value-type="float" office:value="5310.04171461226">
                <text:p>5310.04171461226</text:p>
                <draw:g>
                  <svg:desc>Tabelas.C29:Tabelas.C31</svg:desc>
                </draw:g>
              </table:table-cell>
              <table:table-cell office:value-type="float" office:value="3107.42640267497">
                <text:p>3107.42640267497</text:p>
                <draw:g>
                  <svg:desc>Tabelas.D29:Tabelas.D31</svg:desc>
                </draw:g>
              </table:table-cell>
              <table:table-cell office:value-type="float" office:value="7722.40853818458">
                <text:p>7722.40853818458</text:p>
                <draw:g>
                  <svg:desc>Tabelas.E29:Tabelas.E31</svg:desc>
                </draw:g>
              </table:table-cell>
            </table:table-row>
            <table:table-row>
              <table:table-cell office:value-type="string">
                <text:p>Epigenomics_46</text:p>
              </table:table-cell>
              <table:table-cell office:value-type="float" office:value="9508.41247153195">
                <text:p>9508.41247153195</text:p>
              </table:table-cell>
              <table:table-cell office:value-type="float" office:value="12856.9942140909">
                <text:p>12856.9942140909</text:p>
              </table:table-cell>
              <table:table-cell office:value-type="float" office:value="8224.15739278302">
                <text:p>8224.15739278302</text:p>
              </table:table-cell>
              <table:table-cell office:value-type="float" office:value="29581.9332588176">
                <text:p>29581.9332588176</text:p>
              </table:table-cell>
            </table:table-row>
            <table:table-row>
              <table:table-cell office:value-type="string">
                <text:p>Epigenomics_100</text:p>
              </table:table-cell>
              <table:table-cell office:value-type="float" office:value="75921.7085281899">
                <text:p>75921.7085281899</text:p>
              </table:table-cell>
              <table:table-cell office:value-type="float" office:value="126240.891023843">
                <text:p>126240.891023843</text:p>
              </table:table-cell>
              <table:table-cell office:value-type="float" office:value="66111.1764354388">
                <text:p>66111.1764354388</text:p>
              </table:table-cell>
              <table:table-cell office:value-type="float" office:value="327968.67081773">
                <text:p>327968.670817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06cm" svg:y="3.454cm" style:legend-expansion="high" chart:style-name="ch2"/>
        <chart:plot-area chart:style-name="ch3" table:cell-range-address="Tabelas.A33:Tabelas.E36 Tabelas.B24:Tabelas.E24" chart:data-source-has-labels="both" svg:x="0.77cm" svg:y="0.855cm" svg:width="10.097cm" svg:height="7.545cm">
          <chartooo:coordinate-region svg:x="2.132cm" svg:y="1.054cm" svg:width="7.715cm" svg:height="6.699cm"/>
          <chart:axis chart:dimension="x" chart:name="primary-x" chart:style-name="ch4" chartooo:axis-type="auto">
            <chartooo:date-scale/>
            <chart:categories table:cell-range-address="Tabelas.A33:Tabelas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33:Tabelas.B36" chart:label-cell-address="Tabelas.B24:Tabelas.B24" chart:class="chart:line">
            <chart:data-point chart:repeated="4"/>
          </chart:series>
          <chart:series chart:style-name="ch8" chart:values-cell-range-address="Tabelas.C33:Tabelas.C36" chart:label-cell-address="Tabelas.C24:Tabelas.C24" chart:class="chart:line">
            <chart:data-point chart:repeated="4"/>
          </chart:series>
          <chart:series chart:style-name="ch9" chart:values-cell-range-address="Tabelas.D33:Tabelas.D36" chart:label-cell-address="Tabelas.D24:Tabelas.D24" chart:class="chart:line">
            <chart:data-point chart:repeated="4"/>
          </chart:series>
          <chart:series chart:style-name="ch10" chart:values-cell-range-address="Tabelas.E33:Tabelas.E36" chart:label-cell-address="Tabelas.E24:Tabelas.E2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Energy</text:p>
                <draw:g>
                  <svg:desc>Tabelas.B24:Tabelas.B24</svg:desc>
                </draw:g>
              </table:table-cell>
              <table:table-cell office:value-type="string">
                <text:p>Optimal Energy</text:p>
                <draw:g>
                  <svg:desc>Tabelas.C24:Tabelas.C24</svg:desc>
                </draw:g>
              </table:table-cell>
              <table:table-cell office:value-type="string">
                <text:p>OnDemand Energy</text:p>
                <draw:g>
                  <svg:desc>Tabelas.D24:Tabelas.D24</svg:desc>
                </draw:g>
              </table:table-cell>
              <table:table-cell office:value-type="string">
                <text:p>HEFT Energy</text:p>
                <draw:g>
                  <svg:desc>Tabelas.E24:Tabelas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piral_30</text:p>
                <draw:g>
                  <svg:desc>Tabelas.A33:Tabelas.A36</svg:desc>
                </draw:g>
              </table:table-cell>
              <table:table-cell office:value-type="float" office:value="1218.4025141691">
                <text:p>1218.4025141691</text:p>
                <draw:g>
                  <svg:desc>Tabelas.B33:Tabelas.B36</svg:desc>
                </draw:g>
              </table:table-cell>
              <table:table-cell office:value-type="float" office:value="1185.82672146621">
                <text:p>1185.82672146621</text:p>
                <draw:g>
                  <svg:desc>Tabelas.C33:Tabelas.C36</svg:desc>
                </draw:g>
              </table:table-cell>
              <table:table-cell office:value-type="float" office:value="1061.92316066973">
                <text:p>1061.92316066973</text:p>
                <draw:g>
                  <svg:desc>Tabelas.D33:Tabelas.D36</svg:desc>
                </draw:g>
              </table:table-cell>
              <table:table-cell office:value-type="float" office:value="1870.40660030401">
                <text:p>1870.40660030401</text:p>
                <draw:g>
                  <svg:desc>Tabelas.E33:Tabelas.E36</svg:desc>
                </draw:g>
              </table:table-cell>
            </table:table-row>
            <table:table-row>
              <table:table-cell office:value-type="string">
                <text:p>Inspiral_50</text:p>
              </table:table-cell>
              <table:table-cell office:value-type="float" office:value="2134.18731334098">
                <text:p>2134.18731334098</text:p>
              </table:table-cell>
              <table:table-cell office:value-type="float" office:value="2116.03390251215">
                <text:p>2116.03390251215</text:p>
              </table:table-cell>
              <table:table-cell office:value-type="float" office:value="1861.14976534295">
                <text:p>1861.14976534295</text:p>
              </table:table-cell>
              <table:table-cell office:value-type="float" office:value="3303.94363418689">
                <text:p>3303.94363418689</text:p>
              </table:table-cell>
            </table:table-row>
            <table:table-row>
              <table:table-cell office:value-type="string">
                <text:p>Inspiral_100</text:p>
              </table:table-cell>
              <table:table-cell office:value-type="float" office:value="3976.733444466">
                <text:p>3976.733444466</text:p>
              </table:table-cell>
              <table:table-cell office:value-type="float" office:value="3810.49164806464">
                <text:p>3810.49164806464</text:p>
              </table:table-cell>
              <table:table-cell office:value-type="float" office:value="3462.52204447154">
                <text:p>3462.52204447154</text:p>
              </table:table-cell>
              <table:table-cell office:value-type="float" office:value="15191.3557409985">
                <text:p>15191.3557409985</text:p>
              </table:table-cell>
            </table:table-row>
            <table:table-row>
              <table:table-cell office:value-type="string">
                <text:p>Inspiral_1000</text:p>
              </table:table-cell>
              <table:table-cell office:value-type="float" office:value="42990.8250145908">
                <text:p>42990.8250145908</text:p>
              </table:table-cell>
              <table:table-cell office:value-type="float" office:value="60969.9663743039">
                <text:p>60969.9663743039</text:p>
              </table:table-cell>
              <table:table-cell office:value-type="float" office:value="37434.1800183428">
                <text:p>37434.1800183428</text:p>
              </table:table-cell>
              <table:table-cell office:value-type="float" office:value="680344.813856971">
                <text:p>680344.8138569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06cm" svg:y="3.454cm" style:legend-expansion="high" chart:style-name="ch2"/>
        <chart:plot-area chart:style-name="ch3" table:cell-range-address="Tabelas.A37:Tabelas.E40 Tabelas.B24:Tabelas.E24" chart:data-source-has-labels="both" svg:x="0.77cm" svg:y="0.855cm" svg:width="10.097cm" svg:height="7.545cm">
          <chartooo:coordinate-region svg:x="1.947cm" svg:y="1.054cm" svg:width="7.794cm" svg:height="6.699cm"/>
          <chart:axis chart:dimension="x" chart:name="primary-x" chart:style-name="ch4" chartooo:axis-type="auto">
            <chartooo:date-scale/>
            <chart:categories table:cell-range-address="Tabelas.A37:Tabelas.A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37:Tabelas.B40" chart:label-cell-address="Tabelas.B24:Tabelas.B24" chart:class="chart:line">
            <chart:data-point chart:repeated="4"/>
          </chart:series>
          <chart:series chart:style-name="ch8" chart:values-cell-range-address="Tabelas.C37:Tabelas.C40" chart:label-cell-address="Tabelas.C24:Tabelas.C24" chart:class="chart:line">
            <chart:data-point chart:repeated="4"/>
          </chart:series>
          <chart:series chart:style-name="ch9" chart:values-cell-range-address="Tabelas.D37:Tabelas.D40" chart:label-cell-address="Tabelas.D24:Tabelas.D24" chart:class="chart:line">
            <chart:data-point chart:repeated="4"/>
          </chart:series>
          <chart:series chart:style-name="ch10" chart:values-cell-range-address="Tabelas.E37:Tabelas.E40" chart:label-cell-address="Tabelas.E24:Tabelas.E2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Energy</text:p>
                <draw:g>
                  <svg:desc>Tabelas.B24:Tabelas.B24</svg:desc>
                </draw:g>
              </table:table-cell>
              <table:table-cell office:value-type="string">
                <text:p>Optimal Energy</text:p>
                <draw:g>
                  <svg:desc>Tabelas.C24:Tabelas.C24</svg:desc>
                </draw:g>
              </table:table-cell>
              <table:table-cell office:value-type="string">
                <text:p>OnDemand Energy</text:p>
                <draw:g>
                  <svg:desc>Tabelas.D24:Tabelas.D24</svg:desc>
                </draw:g>
              </table:table-cell>
              <table:table-cell office:value-type="string">
                <text:p>HEFT Energy</text:p>
                <draw:g>
                  <svg:desc>Tabelas.E24:Tabelas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tage_25</text:p>
                <draw:g>
                  <svg:desc>Tabelas.A37:Tabelas.A40</svg:desc>
                </draw:g>
              </table:table-cell>
              <table:table-cell office:value-type="float" office:value="241.213821801905">
                <text:p>241.213821801905</text:p>
                <draw:g>
                  <svg:desc>Tabelas.B37:Tabelas.B40</svg:desc>
                </draw:g>
              </table:table-cell>
              <table:table-cell office:value-type="float" office:value="NaN">
                <text:p>NaN</text:p>
                <draw:g>
                  <svg:desc>Tabelas.C37:Tabelas.C40</svg:desc>
                </draw:g>
              </table:table-cell>
              <table:table-cell office:value-type="float" office:value="203.668804550966">
                <text:p>203.668804550966</text:p>
                <draw:g>
                  <svg:desc>Tabelas.D37:Tabelas.D40</svg:desc>
                </draw:g>
              </table:table-cell>
              <table:table-cell office:value-type="float" office:value="217.163221229392">
                <text:p>217.163221229392</text:p>
                <draw:g>
                  <svg:desc>Tabelas.E37:Tabelas.E40</svg:desc>
                </draw:g>
              </table:table-cell>
            </table:table-row>
            <table:table-row>
              <table:table-cell office:value-type="string">
                <text:p>Montage_50</text:p>
              </table:table-cell>
              <table:table-cell office:value-type="float" office:value="543.549501258519">
                <text:p>543.549501258519</text:p>
              </table:table-cell>
              <table:table-cell office:value-type="float" office:value="NaN">
                <text:p>NaN</text:p>
              </table:table-cell>
              <table:table-cell office:value-type="float" office:value="458.919373010709">
                <text:p>458.919373010709</text:p>
              </table:table-cell>
              <table:table-cell office:value-type="float" office:value="470.527196806191">
                <text:p>470.527196806191</text:p>
              </table:table-cell>
            </table:table-row>
            <table:table-row>
              <table:table-cell office:value-type="string">
                <text:p>Montage_100</text:p>
              </table:table-cell>
              <table:table-cell office:value-type="float" office:value="1111.09791319688">
                <text:p>1111.09791319688</text:p>
              </table:table-cell>
              <table:table-cell office:value-type="float" office:value="NaN">
                <text:p>NaN</text:p>
              </table:table-cell>
              <table:table-cell office:value-type="float" office:value="938.294519447505">
                <text:p>938.294519447505</text:p>
              </table:table-cell>
              <table:table-cell office:value-type="float" office:value="890.248041605052">
                <text:p>890.248041605052</text:p>
              </table:table-cell>
            </table:table-row>
            <table:table-row>
              <table:table-cell office:value-type="string">
                <text:p>Montage_1000</text:p>
              </table:table-cell>
              <table:table-cell office:value-type="float" office:value="25917.7055438914">
                <text:p>25917.7055438914</text:p>
              </table:table-cell>
              <table:table-cell office:value-type="float" office:value="24870.9987180169">
                <text:p>24870.9987180169</text:p>
              </table:table-cell>
              <table:table-cell office:value-type="float" office:value="21799.4012551776">
                <text:p>21799.4012551776</text:p>
              </table:table-cell>
              <table:table-cell office:value-type="float" office:value="14411.617291937">
                <text:p>14411.61729193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